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9" calcext:value-type="float">
            <text:p>9</text:p>
          </table:table-cell>
          <table:table-cell table:formula="of:=[.B17]-[.C17]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9"/>
          <table:table-cell table:formula="of:=COUNT([.K2:.K46])" office:value-type="float" office:value="45" calcext:value-type="float">
            <text:p>45</text:p>
          </table:table-cell>
          <table:table-cell table:formula="of:=SUM([.K2:.K46])" office:value-type="float" office:value="28" calcext:value-type="float">
            <text:p>28</text:p>
          </table:table-cell>
          <table:table-cell table:formula="of:=[.J47]-[.K47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/>
          <table:table-cell table:formula="of:=COUNT([.C52:.C103])" office:value-type="float" office:value="52" calcext:value-type="float">
            <text:p>52</text:p>
          </table:table-cell>
          <table:table-cell table:formula="of:=SUM([.C52:.C103])" office:value-type="float" office:value="29" calcext:value-type="float">
            <text:p>29</text:p>
          </table:table-cell>
          <table:table-cell table:formula="of:=[.B104]-[.C104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9"/>
          <table:table-cell table:formula="of:=COUNT([.K52:.K111])" office:value-type="float" office:value="60" calcext:value-type="float">
            <text:p>60</text:p>
          </table:table-cell>
          <table:table-cell table:formula="of:=SUM([.K52:.K111])" office:value-type="float" office:value="29" calcext:value-type="float">
            <text:p>29</text:p>
          </table:table-cell>
          <table:table-cell table:formula="of:=[.J112]-[.K112]" office:value-type="float" office:value="31" calcext:value-type="float">
            <text:p>31</text:p>
          </table:table-cell>
          <table:table-cell table:number-columns-repeated="3"/>
        </table:table-row>
      </table:table>
      <table:table table:name="Sheet3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2"/>
          <table:table-cell table:formula="of:=COUNT([.K2:.K65])" office:value-type="float" office:value="64" calcext:value-type="float">
            <text:p>64</text:p>
          </table:table-cell>
          <table:table-cell table:formula="of:=SUM([.K2:.K65])" office:value-type="float" office:value="24" calcext:value-type="float">
            <text:p>24</text:p>
          </table:table-cell>
          <table:table-cell table:formula="of:=[.J66]-[.K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/>
          <table:table-cell table:formula="of:=COUNT([.C2:.C82])" office:value-type="float" office:value="81" calcext:value-type="float">
            <text:p>81</text:p>
          </table:table-cell>
          <table:table-cell table:formula="of:=SUM([.C2:.C82])" office:value-type="float" office:value="26" calcext:value-type="float">
            <text:p>26</text:p>
          </table:table-cell>
          <table:table-cell table:formula="of:=[.B83]-[.C83]" office:value-type="float" office:value="55" calcext:value-type="float">
            <text:p>5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2"/>
          <table:table-cell table:formula="of:=COUNT([.K88:.K156])" office:value-type="float" office:value="69" calcext:value-type="float">
            <text:p>69</text:p>
          </table:table-cell>
          <table:table-cell table:formula="of:=SUM([.K88:.K156])" office:value-type="float" office:value="10" calcext:value-type="float">
            <text:p>10</text:p>
          </table:table-cell>
          <table:table-cell table:formula="of:=[.J157]-[.K157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/>
          <table:table-cell table:formula="of:=COUNT([.C88:.C168])" office:value-type="float" office:value="81" calcext:value-type="float">
            <text:p>81</text:p>
          </table:table-cell>
          <table:table-cell table:formula="of:=SUM([.C88:.C168])" office:value-type="float" office:value="20" calcext:value-type="float">
            <text:p>20</text:p>
          </table:table-cell>
          <table:table-cell table:formula="of:=[.B169]-[.C169]" office:value-type="float" office:value="61" calcext:value-type="float">
            <text:p>61</text:p>
          </table:table-cell>
          <table:table-cell table:number-columns-repeated="11"/>
        </table:table-row>
      </table:table>
      <table:table table:name="Sheet4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2"/>
          <table:table-cell table:formula="of:=COUNT([.K2:.K60])" office:value-type="float" office:value="59" calcext:value-type="float">
            <text:p>59</text:p>
          </table:table-cell>
          <table:table-cell table:formula="of:=SUM([.K2:.K60])" office:value-type="float" office:value="7" calcext:value-type="float">
            <text:p>7</text:p>
          </table:table-cell>
          <table:table-cell table:formula="of:=[.J61]-[.K6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/>
          <table:table-cell table:formula="of:=COUNT([.C2:.C88])" office:value-type="float" office:value="87" calcext:value-type="float">
            <text:p>87</text:p>
          </table:table-cell>
          <table:table-cell table:formula="of:=SUM([.C2:.C88])" office:value-type="float" office:value="14" calcext:value-type="float">
            <text:p>14</text:p>
          </table:table-cell>
          <table:table-cell table:formula="of:=[.B89]-[.C89]" office:value-type="float" office:value="73" calcext:value-type="float">
            <text:p>7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/>
          <table:table-cell table:formula="of:=COUNT([.C94:.C148])" office:value-type="float" office:value="55" calcext:value-type="float">
            <text:p>55</text:p>
          </table:table-cell>
          <table:table-cell table:formula="of:=SUM([.C94:.C148])" office:value-type="float" office:value="8" calcext:value-type="float">
            <text:p>8</text:p>
          </table:table-cell>
          <table:table-cell table:formula="of:=[.B149]-[.C149]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</table:table-row>
        <table:table-row table:style-name="ro1">
          <table:table-cell table:number-columns-repeated="9"/>
          <table:table-cell table:formula="of:=COUNT([.K94:.K150])" office:value-type="float" office:value="57" calcext:value-type="float">
            <text:p>57</text:p>
          </table:table-cell>
          <table:table-cell table:formula="of:=SUM([.K94:.K150])" office:value-type="float" office:value="3" calcext:value-type="float">
            <text:p>3</text:p>
          </table:table-cell>
          <table:table-cell table:formula="of:=[.J151]-[.K151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Sheet5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2"/>
          <table:table-cell table:formula="of:=COUNT([.K2:.K16])" office:value-type="float" office:value="15" calcext:value-type="float">
            <text:p>15</text:p>
          </table:table-cell>
          <table:table-cell table:formula="of:=SUM([.K2:.K16])" office:value-type="float" office:value="0" calcext:value-type="float">
            <text:p>0</text:p>
          </table:table-cell>
          <table:table-cell table:formula="of:=[.J17]-[.K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/>
          <table:table-cell table:formula="of:=COUNT([.C2:.C51])" office:value-type="float" office:value="50" calcext:value-type="float">
            <text:p>50</text:p>
          </table:table-cell>
          <table:table-cell table:formula="of:=SUM([.C2:.C51])" office:value-type="float" office:value="3" calcext:value-type="float">
            <text:p>3</text:p>
          </table:table-cell>
          <table:table-cell table:formula="of:=[.B52]-[.C52]" office:value-type="float" office:value="47" calcext:value-type="float">
            <text:p>47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2"/>
          <table:table-cell table:formula="of:=COUNT([.K57:.K70])" office:value-type="float" office:value="14" calcext:value-type="float">
            <text:p>14</text:p>
          </table:table-cell>
          <table:table-cell table:formula="of:=SUM([.K57:.K70])" office:value-type="float" office:value="0" calcext:value-type="float">
            <text:p>0</text:p>
          </table:table-cell>
          <table:table-cell table:formula="of:=[.J71]-[.K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/>
          <table:table-cell table:formula="of:=COUNT([.C57:.C78])" office:value-type="float" office:value="22" calcext:value-type="float">
            <text:p>22</text:p>
          </table:table-cell>
          <table:table-cell table:formula="of:=SUM([.C57:.C78])" office:value-type="float" office:value="1" calcext:value-type="float">
            <text:p>1</text:p>
          </table:table-cell>
          <table:table-cell table:formula="of:=[.B79]-[.C79]" office:value-type="float" office:value="21" calcext:value-type="float">
            <text:p>21</text:p>
          </table:table-cell>
          <table:table-cell table:number-columns-repeated="11"/>
        </table:table-row>
      </table:table>
      <table:table table:name="Sheet6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</table:table-row>
        <table:table-row table:style-name="ro1">
          <table:table-cell/>
          <table:table-cell table:formula="of:=COUNT([.C2:.C19])" office:value-type="float" office:value="18" calcext:value-type="float">
            <text:p>18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[.B20]-[.C20]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esultadosAnalisis" table:style-name="ta1">
        <table:shapes>
          <draw:frame draw:z-index="0" draw:style-name="gr1" draw:text-style-name="P1" svg:width="6.2988in" svg:height="3.5429in" svg:x="8.1913in" svg:y="0.3323in">
            <draw:object draw:notify-on-update-of-ranges="ResultadosAnalisis.B28:ResultadosAnalisis.B28 ResultadosAnalisis.B29:ResultadosAnalisis.B45 ResultadosAnalisis.C28:ResultadosAnalisis.C28 ResultadosAnalisis.C29:ResultadosAnalisis.C45 ResultadosAnalisis.D29:ResultadosAnalisis.D45 ResultadosAnalisis.D29:ResultadosAnalisis.D45 ResultadosAnalisis.C28:ResultadosAnalisis.C28 ResultadosAnalisis.C29:ResultadosAnalisi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0" table:default-cell-style-name="ce2"/>
        <table:table-column table:style-name="co10" table:number-columns-repeated="2" table:default-cell-style-name="ce3"/>
        <table:table-column table:style-name="co10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129099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45356" calcext:value-type="float">
            <text:p>0.075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6933752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166667" calcext:value-type="float">
            <text:p>0.517</text:p>
          </table:table-cell>
          <table:table-cell table:style-name="ce4" office:value-type="float" office:value="0.06451385" calcext:value-type="float">
            <text:p>0.065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790123" calcext:value-type="float">
            <text:p>0.679</text:p>
          </table:table-cell>
          <table:table-cell table:style-name="ce4" office:value-type="float" office:value="0.0518729" calcext:value-type="float">
            <text:p>0.052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06051536" calcext:value-type="float">
            <text:p>0.061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30864" calcext:value-type="float">
            <text:p>0.753</text:p>
          </table:table-cell>
          <table:table-cell table:style-name="ce4" office:value-type="float" office:value="0.04791289" calcext:value-type="float">
            <text:p>0.048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550725" calcext:value-type="float">
            <text:p>0.855</text:p>
          </table:table-cell>
          <table:table-cell table:style-name="ce4" office:value-type="float" office:value="0.04237916" calcext:value-type="float">
            <text:p>0.042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390805" calcext:value-type="float">
            <text:p>0.839</text:p>
          </table:table-cell>
          <table:table-cell table:style-name="ce4" office:value-type="float" office:value="0.0393955" calcext:value-type="float">
            <text:p>0.039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813559" calcext:value-type="float">
            <text:p>0.881</text:p>
          </table:table-cell>
          <table:table-cell table:style-name="ce4" office:value-type="float" office:value="0.04209909" calcext:value-type="float">
            <text:p>0.042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545455" calcext:value-type="float">
            <text:p>0.855</text:p>
          </table:table-cell>
          <table:table-cell table:style-name="ce4" office:value-type="float" office:value="0.04753898" calcext:value-type="float">
            <text:p>0.048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9473684" calcext:value-type="float">
            <text:p>0.947</text:p>
          </table:table-cell>
          <table:table-cell table:style-name="ce4" office:value-type="float" office:value="0.02957639" calcext:value-type="float">
            <text:p>0.030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3358571" calcext:value-type="float">
            <text:p>0.034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9545455" calcext:value-type="float">
            <text:p>0.955</text:p>
          </table:table-cell>
          <table:table-cell table:style-name="ce4" office:value-type="float" office:value="0.04440947" calcext:value-type="float">
            <text:p>0.044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8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ue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78216150758" calcext:value-type="float">
            <text:p>7.3447821615075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7578483301173" calcext:value-type="float">
            <text:p>7.9757848330117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308580602636" calcext:value-type="float">
            <text:p>7.9930858060263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5" calcext:value-type="float">
            <text:p>5</text:p>
          </table:table-cell>
          <table:table-cell table:formula="of:=[.B17]-[.C17]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6245953427" calcext:value-type="float">
            <text:p>8.1862459534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3"/>
          <table:table-cell table:formula="of:=COUNT([.J2:.J33])" office:value-type="float" office:value="32" calcext:value-type="float">
            <text:p>32</text:p>
          </table:table-cell>
          <table:table-cell table:formula="of:=SUM([.J2:.J33])" office:value-type="float" office:value="8" calcext:value-type="float">
            <text:p>8</text:p>
          </table:table-cell>
          <table:table-cell table:formula="of:=[.I34]-[.J3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691749666882" calcext:value-type="float">
            <text:p>9.2769174966688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69394264376" calcext:value-type="float">
            <text:p>9.696939426437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150012966621" calcext:value-type="float">
            <text:p>9.8715001296662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/>
          <table:table-cell table:formula="of:=COUNT([.C21:.C55])" office:value-type="float" office:value="35" calcext:value-type="float">
            <text:p>35</text:p>
          </table:table-cell>
          <table:table-cell table:formula="of:=SUM([.C21:.C55])" office:value-type="float" office:value="10" calcext:value-type="float">
            <text:p>10</text:p>
          </table:table-cell>
          <table:table-cell table:formula="of:=[.B56]-[.C56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table:number-columns-repeated="8"/>
          <table:table-cell table:formula="of:=COUNT([.J38:.J91])" office:value-type="float" office:value="54" calcext:value-type="float">
            <text:p>54</text:p>
          </table:table-cell>
          <table:table-cell table:formula="of:=SUM([.J38:.J91])" office:value-type="float" office:value="13" calcext:value-type="float">
            <text:p>13</text:p>
          </table:table-cell>
          <table:table-cell table:formula="of:=[.I92]-[.J92]" office:value-type="float" office:value="41" calcext:value-type="float">
            <text:p>41</text:p>
          </table:table-cell>
          <table:table-cell/>
        </table:table-row>
      </table:table>
      <table:table table:name="Sheet9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0338684657096" calcext:value-type="float">
            <text:p>12.033868465709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78236864097" calcext:value-type="float">
            <text:p>12.077823686409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80186263007" calcext:value-type="float">
            <text:p>12.168018626300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79871119494" calcext:value-type="float">
            <text:p>12.227987111949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34846911712" calcext:value-type="float">
            <text:p>12.523484691171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24594696319" calcext:value-type="float">
            <text:p>12.622459469631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246830776063" calcext:value-type="float">
            <text:p>12.624683077606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528346626359" calcext:value-type="float">
            <text:p>12.65283466263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8704677774353" calcext:value-type="float">
            <text:p>12.8704677774353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/>
          <table:table-cell table:formula="of:=COUNT([.C2:.C57])" office:value-type="float" office:value="56" calcext:value-type="float">
            <text:p>56</text:p>
          </table:table-cell>
          <table:table-cell table:formula="of:=SUM([.C2:.C57])" office:value-type="float" office:value="15" calcext:value-type="float">
            <text:p>15</text:p>
          </table:table-cell>
          <table:table-cell table:formula="of:=[.B58]-[.C58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15290647372" calcext:value-type="float">
            <text:p>13.01152906473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55520780915" calcext:value-type="float">
            <text:p>13.175552078091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6945723802" calcext:value-type="float">
            <text:p>13.18694572380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52787958202" calcext:value-type="float">
            <text:p>13.3652787958202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3"/>
          <table:table-cell table:formula="of:=COUNT([.J2:.J103])" office:value-type="float" office:value="102" calcext:value-type="float">
            <text:p>102</text:p>
          </table:table-cell>
          <table:table-cell table:formula="of:=SUM([.J2:.J103])" office:value-type="float" office:value="23" calcext:value-type="float">
            <text:p>23</text:p>
          </table:table-cell>
          <table:table-cell table:formula="of:=[.I104]-[.J104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0296842811" calcext:value-type="float">
            <text:p>13.64029684281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042046467498" calcext:value-type="float">
            <text:p>13.70420464674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485659703112" calcext:value-type="float">
            <text:p>13.7485659703112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41427788143" calcext:value-type="float">
            <text:p>13.884142778814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290251023717" calcext:value-type="float">
            <text:p>13.929025102371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888614032737" calcext:value-type="float">
            <text:p>13.98886140327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/>
          <table:table-cell table:formula="of:=COUNT([.C62:.C128])" office:value-type="float" office:value="67" calcext:value-type="float">
            <text:p>67</text:p>
          </table:table-cell>
          <table:table-cell table:formula="of:=SUM([.C62:.C128])" office:value-type="float" office:value="14" calcext:value-type="float">
            <text:p>14</text:p>
          </table:table-cell>
          <table:table-cell table:formula="of:=[.B129]-[.C129]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table:number-columns-repeated="8"/>
          <table:table-cell table:formula="of:=COUNT([.J108:.J207])" office:value-type="float" office:value="100" calcext:value-type="float">
            <text:p>100</text:p>
          </table:table-cell>
          <table:table-cell table:formula="of:=SUM([.J108:.J207])" office:value-type="float" office:value="19" calcext:value-type="float">
            <text:p>19</text:p>
          </table:table-cell>
          <table:table-cell table:formula="of:=[.I208]-[.J208]" office:value-type="float" office:value="81" calcext:value-type="float">
            <text:p>81</text:p>
          </table:table-cell>
          <table:table-cell/>
        </table:table-row>
      </table:table>
      <table:table table:name="Sheet10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53293258951" calcext:value-type="float">
            <text:p>16.085329325895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07172548246" calcext:value-type="float">
            <text:p>16.120717254824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768334135578" calcext:value-type="float">
            <text:p>16.1768334135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10331233904" calcext:value-type="float">
            <text:p>16.261033123390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621337454044" calcext:value-type="float">
            <text:p>16.362133745404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2359831345" calcext:value-type="float">
            <text:p>16.4002359831345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0560746792" calcext:value-type="float">
            <text:p>16.43605607467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74142277121" calcext:value-type="float">
            <text:p>16.457414227712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5169234553" calcext:value-type="float">
            <text:p>16.54516923455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7477558203" calcext:value-type="float">
            <text:p>16.654747755820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48952434959" calcext:value-type="float">
            <text:p>16.794895243495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154765154" calcext:value-type="float">
            <text:p>16.8115476515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855348764112" calcext:value-type="float">
            <text:p>16.885534876411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156004186225" calcext:value-type="float">
            <text:p>16.915600418622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20726299942" calcext:value-type="float">
            <text:p>16.942072629994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/>
          <table:table-cell table:formula="of:=COUNT([.C2:.C85])" office:value-type="float" office:value="84" calcext:value-type="float">
            <text:p>84</text:p>
          </table:table-cell>
          <table:table-cell table:formula="of:=SUM([.C2:.C85])" office:value-type="float" office:value="18" calcext:value-type="float">
            <text:p>18</text:p>
          </table:table-cell>
          <table:table-cell table:formula="of:=[.B86]-[.C86]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11739241497" calcext:value-type="float">
            <text:p>17.111173924149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3"/>
          <table:table-cell table:formula="of:=COUNT([.J2:.J96])" office:value-type="float" office:value="95" calcext:value-type="float">
            <text:p>95</text:p>
          </table:table-cell>
          <table:table-cell table:formula="of:=SUM([.J2:.J96])" office:value-type="float" office:value="21" calcext:value-type="float">
            <text:p>21</text:p>
          </table:table-cell>
          <table:table-cell table:formula="of:=[.I97]-[.J97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86911106941" calcext:value-type="float">
            <text:p>17.1486911106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079228078231" calcext:value-type="float">
            <text:p>17.2079228078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50665061161" calcext:value-type="float">
            <text:p>17.215066506116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78832140166" calcext:value-type="float">
            <text:p>17.37788321401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3911132550507" calcext:value-type="float">
            <text:p>17.391113255050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018143796128" calcext:value-type="float">
            <text:p>17.401814379612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222156116222" calcext:value-type="float">
            <text:p>17.622215611622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64985937367" calcext:value-type="float">
            <text:p>17.666498593736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13677814723" calcext:value-type="float">
            <text:p>17.821367781472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55969978616" calcext:value-type="float">
            <text:p>17.865596997861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90578819808" calcext:value-type="float">
            <text:p>17.899057881980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/>
          <table:table-cell table:formula="of:=COUNT([.C90:.C152])" office:value-type="float" office:value="63" calcext:value-type="float">
            <text:p>63</text:p>
          </table:table-cell>
          <table:table-cell table:formula="of:=SUM([.C90:.C152])" office:value-type="float" office:value="10" calcext:value-type="float">
            <text:p>10</text:p>
          </table:table-cell>
          <table:table-cell table:formula="of:=[.B153]-[.C153]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table:number-columns-repeated="8"/>
          <table:table-cell table:formula="of:=COUNT([.J101:.J162])" office:value-type="float" office:value="62" calcext:value-type="float">
            <text:p>62</text:p>
          </table:table-cell>
          <table:table-cell table:formula="of:=SUM([.J101:.J162])" office:value-type="float" office:value="19" calcext:value-type="float">
            <text:p>19</text:p>
          </table:table-cell>
          <table:table-cell table:formula="of:=[.I163]-[.J163]" office:value-type="float" office:value="43" calcext:value-type="float">
            <text:p>43</text:p>
          </table:table-cell>
          <table:table-cell/>
        </table:table-row>
      </table:table>
      <table:table table:name="Sheet11" table:style-name="ta1">
        <table:table-column table:style-name="co10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/>
          <table:table-cell table:formula="of:=COUNT([.C2:.C45])" office:value-type="float" office:value="44" calcext:value-type="float">
            <text:p>44</text:p>
          </table:table-cell>
          <table:table-cell table:formula="of:=SUM([.C2:.C45])" office:value-type="float" office:value="19" calcext:value-type="float">
            <text:p>19</text:p>
          </table:table-cell>
          <table:table-cell table:formula="of:=[.B46]-[.C46]" office:value-type="float" office:value="25" calcext:value-type="float">
            <text:p>2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/>
          <table:table-cell table:formula="of:=COUNT([.C50:.C90])" office:value-type="float" office:value="41" calcext:value-type="float">
            <text:p>41</text:p>
          </table:table-cell>
          <table:table-cell table:formula="of:=SUM([.C50:.C90])" office:value-type="float" office:value="23" calcext:value-type="float">
            <text:p>23</text:p>
          </table:table-cell>
          <table:table-cell table:formula="of:=[.B91]-[.C91]" office:value-type="float" office:value="18" calcext:value-type="float">
            <text:p>18</text:p>
          </table:table-cell>
          <table:table-cell/>
        </table:table-row>
      </table:table>
      <table:table table:name="Resultados_distFuente" table:style-name="ta1">
        <table:shapes>
          <draw:frame draw:z-index="0" draw:style-name="gr1" draw:text-style-name="P1" svg:width="6.2988in" svg:height="3.5429in" svg:x="8.376in" svg:y="0.4366in">
            <draw:object draw:notify-on-update-of-ranges="Resultados_distFuente.B31:Resultados_distFuente.B31 Resultados_distFuente.B32:Resultados_distFuente.B45 Resultados_distFuente.C31:Resultados_distFuente.C31 Resultados_distFuente.C32:Resultados_distFuente.C45 Resultados_distFuente.C31:Resultados_distFuente.C31 Resultados_distFuente.C32:Resultados_distFuente.C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0" table:default-cell-style-name="ce3"/>
        <table:table-column table:style-name="co10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Dist [6-8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666667" calcext:value-type="float">
            <text:p>0.667</text:p>
          </table:table-cell>
          <table:table-cell table:style-name="ce4" office:value-type="float" office:value="0.12171612" calcext:value-type="float">
            <text:p>0.122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8-10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142857" calcext:value-type="float">
            <text:p>0.714</text:p>
          </table:table-cell>
          <table:table-cell table:style-name="ce4" office:value-type="float" office:value="0.07636035" calcext:value-type="float">
            <text:p>0.076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" calcext:value-type="float">
            <text:p>0.750</text:p>
          </table:table-cell>
          <table:table-cell table:style-name="ce4" office:value-type="float" office:value="0.07654655" calcext:value-type="float">
            <text:p>0.077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92593" calcext:value-type="float">
            <text:p>0.759</text:p>
          </table:table-cell>
          <table:table-cell table:style-name="ce4" office:value-type="float" office:value="0.0581799" calcext:value-type="float">
            <text:p>0.058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321429" calcext:value-type="float">
            <text:p>0.732</text:p>
          </table:table-cell>
          <table:table-cell table:style-name="ce4" office:value-type="float" office:value="0.05917735" calcext:value-type="float">
            <text:p>0.059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910448" calcext:value-type="float">
            <text:p>0.791</text:p>
          </table:table-cell>
          <table:table-cell table:style-name="ce4" office:value-type="float" office:value="0.0496695" calcext:value-type="float">
            <text:p>0.050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45098" calcext:value-type="float">
            <text:p>0.775</text:p>
          </table:table-cell>
          <table:table-cell table:style-name="ce4" office:value-type="float" office:value="0.04137873" calcext:value-type="float">
            <text:p>0.041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1" calcext:value-type="float">
            <text:p>0.810</text:p>
          </table:table-cell>
          <table:table-cell table:style-name="ce4" office:value-type="float" office:value="0.03923009" calcext:value-type="float">
            <text:p>0.039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857143" calcext:value-type="float">
            <text:p>0.786</text:p>
          </table:table-cell>
          <table:table-cell table:style-name="ce4" office:value-type="float" office:value="0.04477023" calcext:value-type="float">
            <text:p>0.045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7-18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412698" calcext:value-type="float">
            <text:p>0.841</text:p>
          </table:table-cell>
          <table:table-cell table:style-name="ce4" office:value-type="float" office:value="0.04603913" calcext:value-type="float">
            <text:p>0.046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18-19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89474" calcext:value-type="float">
            <text:p>0.779</text:p>
          </table:table-cell>
          <table:table-cell table:style-name="ce4" office:value-type="float" office:value="0.04257357" calcext:value-type="float">
            <text:p>0.043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[19-20)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935484" calcext:value-type="float">
            <text:p>0.694</text:p>
          </table:table-cell>
          <table:table-cell table:style-name="ce4" office:value-type="float" office:value="0.05854954" calcext:value-type="float">
            <text:p>0.059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20-21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681818" calcext:value-type="float">
            <text:p>0.568</text:p>
          </table:table-cell>
          <table:table-cell table:style-name="ce4" office:value-type="float" office:value="0.07467372" calcext:value-type="float">
            <text:p>0.075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 [21-24]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808688" calcext:value-type="float">
            <text:p>0.07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Grupo</text:p>
          </table:table-cell>
          <table:table-cell table:style-name="ce5" office:value-type="string" calcext:value-type="string">
            <text:p>dprime</text:p>
          </table:table-cell>
          <table:table-cell table:style-name="ce5" office:value-type="string" calcext:value-type="string">
            <text:p>se.dprim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6-8)</text:p>
          </table:table-cell>
          <table:table-cell table:style-name="ce7" office:value-type="float" office:value="0.6091404" calcext:value-type="float">
            <text:p>0.609</text:p>
          </table:table-cell>
          <table:table-cell table:style-name="ce7" office:value-type="float" office:value="0.4734123" calcext:value-type="float">
            <text:p>0.47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8-10)</text:p>
          </table:table-cell>
          <table:table-cell table:style-name="ce7" office:value-type="float" office:value="0.8003725" calcext:value-type="float">
            <text:p>0.800</text:p>
          </table:table-cell>
          <table:table-cell table:style-name="ce7" office:value-type="float" office:value="0.3177055" calcext:value-type="float">
            <text:p>0.3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7" office:value-type="float" office:value="0.9538726" calcext:value-type="float">
            <text:p>0.954</text:p>
          </table:table-cell>
          <table:table-cell table:style-name="ce7" office:value-type="float" office:value="0.3406581" calcext:value-type="float">
            <text:p>0.3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7" office:value-type="float" office:value="0.9954957" calcext:value-type="float">
            <text:p>0.995</text:p>
          </table:table-cell>
          <table:table-cell table:style-name="ce7" office:value-type="float" office:value="0.2642261" calcext:value-type="float">
            <text:p>0.2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7" office:value-type="float" office:value="0.875832" calcext:value-type="float">
            <text:p>0.876</text:p>
          </table:table-cell>
          <table:table-cell table:style-name="ce7" office:value-type="float" office:value="0.2541238" calcext:value-type="float">
            <text:p>0.2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7" office:value-type="float" office:value="1.1455861" calcext:value-type="float">
            <text:p>1.146</text:p>
          </table:table-cell>
          <table:table-cell table:style-name="ce7" office:value-type="float" office:value="0.2444461" calcext:value-type="float">
            <text:p>0.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style-name="ce7" office:value-type="float" office:value="1.0660081" calcext:value-type="float">
            <text:p>1.066</text:p>
          </table:table-cell>
          <table:table-cell table:style-name="ce7" office:value-type="float" office:value="0.1948778" calcext:value-type="float">
            <text:p>0.19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7" office:value-type="float" office:value="1.2415328" calcext:value-type="float">
            <text:p>1.242</text:p>
          </table:table-cell>
          <table:table-cell table:style-name="ce7" office:value-type="float" office:value="0.2044467" calcext:value-type="float">
            <text:p>0.2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style-name="ce7" office:value-type="float" office:value="1.1195461" calcext:value-type="float">
            <text:p>1.120</text:p>
          </table:table-cell>
          <table:table-cell table:style-name="ce7" office:value-type="float" office:value="0.2171094" calcext:value-type="float">
            <text:p>0.217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17-18)</text:p>
          </table:table-cell>
          <table:table-cell table:style-name="ce7" office:value-type="float" office:value="1.4137758" calcext:value-type="float">
            <text:p>1.414</text:p>
          </table:table-cell>
          <table:table-cell table:style-name="ce7" office:value-type="float" office:value="0.2689954" calcext:value-type="float">
            <text:p>0.269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18-19)</text:p>
          </table:table-cell>
          <table:table-cell table:style-name="ce7" office:value-type="float" office:value="1.0870254" calcext:value-type="float">
            <text:p>1.087</text:p>
          </table:table-cell>
          <table:table-cell table:style-name="ce7" office:value-type="float" office:value="0.2027861" calcext:value-type="float">
            <text:p>0.20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[19-20)</text:p>
          </table:table-cell>
          <table:table-cell table:style-name="ce7" office:value-type="float" office:value="0.7154982" calcext:value-type="float">
            <text:p>0.715</text:p>
          </table:table-cell>
          <table:table-cell table:style-name="ce7" office:value-type="float" office:value="0.235891" calcext:value-type="float">
            <text:p>0.236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20-21)</text:p>
          </table:table-cell>
          <table:table-cell table:style-name="ce7" office:value-type="float" office:value="0.2428871" calcext:value-type="float">
            <text:p>0.243</text:p>
          </table:table-cell>
          <table:table-cell table:style-name="ce7" office:value-type="float" office:value="0.2686445" calcext:value-type="float">
            <text:p>0.269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st [21-24]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ResultadosTest.A1:ResultadosTest.J85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0:20:14.182626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8T13:07:17.522651662</dc:date>
    <meta:editing-duration>PT28M58S</meta:editing-duration>
    <meta:editing-cycles>7</meta:editing-cycles>
    <meta:generator>LibreOffice/7.0.4.2$Linux_X86_64 LibreOffice_project/00$Build-2</meta:generator>
    <meta:document-statistic meta:table-count="12" meta:cell-count="192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Analisis.D29:ResultadosAnalisis.D45" chart:error-lower-range="ResultadosAnalisis.D29:ResultadosAnalisis.D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Analisis.D29:ResultadosAnalisis.D45" chart:error-lower-range="ResultadosAnalisis.D29:ResultadosAnalisis.D4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73cm" svg:y="0.316cm" chart:style-name="ch2">
          <text:p>Coeficientes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ResultadosAnalisis.B28:ResultadosAnalisis.C45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566cm" svg:y="8.019cm" chart:style-name="ch6">
              <text:p>Distancia entre butacas</text:p>
            </chart:title>
            <chart:categories table:cell-range-address="ResultadosAnalisis.B29:ResultadosAnalisis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Analisis.C29:ResultadosAnalisis.C45" chart:label-cell-address="ResultadosAnalisis.C28:ResultadosAnalisis.C28" chart:class="chart:bar">
            <chart:error-indicator chart:style-name="ch11" chart:dimension="y"/>
            <chart:data-point chart:repeated="17"/>
          </chart:series>
          <chart:series chart:style-name="ch12" chart:values-cell-range-address="ResultadosAnalisis.C29:ResultadosAnalisis.C45" chart:label-cell-address="ResultadosAnalisis.C28:ResultadosAnalisis.C2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1-2)</text:p>
                <draw:g>
                  <svg:desc>ResultadosAnalisis.B29:ResultadosAnalisis.B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</table:table-row>
            <table:table-row>
              <table:table-cell office:value-type="string">
                <text:p>Dist 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3-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4-5)</text:p>
              </table:table-cell>
              <table:table-cell office:value-type="float" office:value="0.05909899">
                <text:p>0.05909899</text:p>
              </table:table-cell>
              <table:table-cell office:value-type="float" office:value="0.2288954">
                <text:p>0.2288954</text:p>
              </table:table-cell>
              <table:table-cell office:value-type="float" office:value="0.2288954">
                <text:p>0.2288954</text:p>
              </table:table-cell>
              <table:table-cell office:value-type="float" office:value="0.05909899">
                <text:p>0.05909899</text:p>
              </table:table-cell>
            </table:table-row>
            <table:table-row>
              <table:table-cell office:value-type="string">
                <text:p>Dist [5-6)</text:p>
              </table:table-cell>
              <table:table-cell office:value-type="float" office:value="0.65752271">
                <text:p>0.65752271</text:p>
              </table:table-cell>
              <table:table-cell office:value-type="float" office:value="0.2048735">
                <text:p>0.2048735</text:p>
              </table:table-cell>
              <table:table-cell office:value-type="float" office:value="0.2048735">
                <text:p>0.2048735</text:p>
              </table:table-cell>
              <table:table-cell office:value-type="float" office:value="0.65752271">
                <text:p>0.65752271</text:p>
              </table:table-cell>
            </table:table-row>
            <table:table-row>
              <table:table-cell office:value-type="string">
                <text:p>Dist [6-7)</text:p>
              </table:table-cell>
              <table:table-cell office:value-type="float" office:value="0.45062411">
                <text:p>0.45062411</text:p>
              </table:table-cell>
              <table:table-cell office:value-type="float" office:value="0.2256928">
                <text:p>0.2256928</text:p>
              </table:table-cell>
              <table:table-cell office:value-type="float" office:value="0.2256928">
                <text:p>0.2256928</text:p>
              </table:table-cell>
              <table:table-cell office:value-type="float" office:value="0.45062411">
                <text:p>0.45062411</text:p>
              </table:table-cell>
            </table:table-row>
            <table:table-row>
              <table:table-cell office:value-type="string">
                <text:p>Dist [7-8)</text:p>
              </table:table-cell>
              <table:table-cell office:value-type="float" office:value="0.96765357">
                <text:p>0.96765357</text:p>
              </table:table-cell>
              <table:table-cell office:value-type="float" office:value="0.2146449">
                <text:p>0.2146449</text:p>
              </table:table-cell>
              <table:table-cell office:value-type="float" office:value="0.2146449">
                <text:p>0.2146449</text:p>
              </table:table-cell>
              <table:table-cell office:value-type="float" office:value="0.96765357">
                <text:p>0.96765357</text:p>
              </table:table-cell>
            </table:table-row>
            <table:table-row>
              <table:table-cell office:value-type="string">
                <text:p>Dist [8-9)</text:p>
              </table:table-cell>
              <table:table-cell office:value-type="float" office:value="1.49685964">
                <text:p>1.49685964</text:p>
              </table:table-cell>
              <table:table-cell office:value-type="float" office:value="0.2630426">
                <text:p>0.2630426</text:p>
              </table:table-cell>
              <table:table-cell office:value-type="float" office:value="0.2630426">
                <text:p>0.2630426</text:p>
              </table:table-cell>
              <table:table-cell office:value-type="float" office:value="1.49685964">
                <text:p>1.49685964</text:p>
              </table:table-cell>
            </table:table-row>
            <table:table-row>
              <table:table-cell office:value-type="string">
                <text:p>Dist [9-10)</text:p>
              </table:table-cell>
              <table:table-cell office:value-type="float" office:value="1.40104114">
                <text:p>1.40104114</text:p>
              </table:table-cell>
              <table:table-cell office:value-type="float" office:value="0.2281248">
                <text:p>0.2281248</text:p>
              </table:table-cell>
              <table:table-cell office:value-type="float" office:value="0.2281248">
                <text:p>0.2281248</text:p>
              </table:table-cell>
              <table:table-cell office:value-type="float" office:value="1.40104114">
                <text:p>1.40104114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1.67130666">
                <text:p>1.67130666</text:p>
              </table:table-cell>
              <table:table-cell office:value-type="float" office:value="0.3000217">
                <text:p>0.3000217</text:p>
              </table:table-cell>
              <table:table-cell office:value-type="float" office:value="0.3000217">
                <text:p>0.3000217</text:p>
              </table:table-cell>
              <table:table-cell office:value-type="float" office:value="1.67130666">
                <text:p>1.6713066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1.49359255">
                <text:p>1.49359255</text:p>
              </table:table-cell>
              <table:table-cell office:value-type="float" office:value="0.2943492">
                <text:p>0.2943492</text:p>
              </table:table-cell>
              <table:table-cell office:value-type="float" office:value="0.2943492">
                <text:p>0.2943492</text:p>
              </table:table-cell>
              <table:table-cell office:value-type="float" office:value="1.49359255">
                <text:p>1.49359255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2.29082269">
                <text:p>2.29082269</text:p>
              </table:table-cell>
              <table:table-cell office:value-type="float" office:value="0.3893411">
                <text:p>0.3893411</text:p>
              </table:table-cell>
              <table:table-cell office:value-type="float" office:value="0.3893411">
                <text:p>0.3893411</text:p>
              </table:table-cell>
              <table:table-cell office:value-type="float" office:value="2.29082269">
                <text:p>2.29082269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2.1987819">
                <text:p>2.1987819</text:p>
              </table:table-cell>
              <table:table-cell office:value-type="float" office:value="0.3987255">
                <text:p>0.3987255</text:p>
              </table:table-cell>
              <table:table-cell office:value-type="float" office:value="0.3987255">
                <text:p>0.3987255</text:p>
              </table:table-cell>
              <table:table-cell office:value-type="float" office:value="2.1987819">
                <text:p>2.1987819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2.39090004">
                <text:p>2.39090004</text:p>
              </table:table-cell>
              <table:table-cell office:value-type="float" office:value="0.6572508">
                <text:p>0.6572508</text:p>
              </table:table-cell>
              <table:table-cell office:value-type="float" office:value="0.6572508">
                <text:p>0.6572508</text:p>
              </table:table-cell>
              <table:table-cell office:value-type="float" office:value="2.39090004">
                <text:p>2.39090004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7-21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903cm" svg:y="0.316cm" chart:style-name="ch2">
          <text:p>Coeficiente d' en función de la distancia a la fuente</text:p>
        </chart:title>
        <chart:legend chart:legend-position="end" svg:x="13.624cm" svg:y="3.952cm" style:legend-expansion="high" chart:style-name="ch3"/>
        <chart:plot-area chart:style-name="ch4" table:cell-range-address="Resultados_distFuente.B31:Resultados_distFuente.C45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Resultados_distFuente.B32:Resultados_distFuente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_distFuente.C32:Resultados_distFuente.C45" chart:label-cell-address="Resultados_distFuente.C31:Resultados_distFuente.C31" chart:class="chart:bar">
            <chart:data-point chart:repeated="14"/>
          </chart:series>
          <chart:series chart:style-name="ch11" chart:values-cell-range-address="Resultados_distFuente.C32:Resultados_distFuente.C45" chart:label-cell-address="Resultados_distFuente.C31:Resultados_distFuente.C3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6-8)</text:p>
                <draw:g>
                  <svg:desc>Resultados_distFuente.B32:Resultados_distFuente.B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</table:table-row>
            <table:table-row>
              <table:table-cell office:value-type="string">
                <text:p>Dist [8-10)</text:p>
              </table:table-cell>
              <table:table-cell office:value-type="float" office:value="0.8003725">
                <text:p>0.8003725</text:p>
              </table:table-cell>
              <table:table-cell office:value-type="float" office:value="0.8003725">
                <text:p>0.8003725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0.9538726">
                <text:p>0.9538726</text:p>
              </table:table-cell>
              <table:table-cell office:value-type="float" office:value="0.9538726">
                <text:p>0.953872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0.9954957">
                <text:p>0.9954957</text:p>
              </table:table-cell>
              <table:table-cell office:value-type="float" office:value="0.9954957">
                <text:p>0.9954957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0.875832">
                <text:p>0.875832</text:p>
              </table:table-cell>
              <table:table-cell office:value-type="float" office:value="0.875832">
                <text:p>0.875832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1.1455861">
                <text:p>1.1455861</text:p>
              </table:table-cell>
              <table:table-cell office:value-type="float" office:value="1.1455861">
                <text:p>1.1455861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.0660081">
                <text:p>1.0660081</text:p>
              </table:table-cell>
              <table:table-cell office:value-type="float" office:value="1.0660081">
                <text:p>1.0660081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1.2415328">
                <text:p>1.2415328</text:p>
              </table:table-cell>
              <table:table-cell office:value-type="float" office:value="1.2415328">
                <text:p>1.2415328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.1195461">
                <text:p>1.1195461</text:p>
              </table:table-cell>
              <table:table-cell office:value-type="float" office:value="1.1195461">
                <text:p>1.1195461</text:p>
              </table:table-cell>
            </table:table-row>
            <table:table-row>
              <table:table-cell office:value-type="string">
                <text:p>Dist [17-18)</text:p>
              </table:table-cell>
              <table:table-cell office:value-type="float" office:value="1.4137758">
                <text:p>1.4137758</text:p>
              </table:table-cell>
              <table:table-cell office:value-type="float" office:value="1.4137758">
                <text:p>1.4137758</text:p>
              </table:table-cell>
            </table:table-row>
            <table:table-row>
              <table:table-cell office:value-type="string">
                <text:p>Dist [18-19)</text:p>
              </table:table-cell>
              <table:table-cell office:value-type="float" office:value="1.0870254">
                <text:p>1.0870254</text:p>
              </table:table-cell>
              <table:table-cell office:value-type="float" office:value="1.0870254">
                <text:p>1.0870254</text:p>
              </table:table-cell>
            </table:table-row>
            <table:table-row>
              <table:table-cell office:value-type="string">
                <text:p>Dist[19-20)</text:p>
              </table:table-cell>
              <table:table-cell office:value-type="float" office:value="0.7154982">
                <text:p>0.7154982</text:p>
              </table:table-cell>
              <table:table-cell office:value-type="float" office:value="0.7154982">
                <text:p>0.7154982</text:p>
              </table:table-cell>
            </table:table-row>
            <table:table-row>
              <table:table-cell office:value-type="string">
                <text:p>Dist [20-21)</text:p>
              </table:table-cell>
              <table:table-cell office:value-type="float" office:value="0.2428871">
                <text:p>0.2428871</text:p>
              </table:table-cell>
              <table:table-cell office:value-type="float" office:value="0.2428871">
                <text:p>0.2428871</text:p>
              </table:table-cell>
            </table:table-row>
            <table:table-row>
              <table:table-cell office:value-type="string">
                <text:p>Dist [21-24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